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Standard">
      <style:paragraph-properties fo:margin-left="1.245cm" fo:margin-right="0cm" fo:text-indent="0cm" style:auto-text-indent="false"/>
      <style:text-properties style:font-name="Courier New" fo:font-size="12pt" style:font-size-asian="12pt" style:font-size-complex="12pt"/>
    </style:style>
    <style:style style:name="P4" style:family="paragraph" style:parent-style-name="Standard">
      <style:paragraph-properties fo:margin-left="2.491cm" fo:margin-right="0cm" fo:text-indent="0cm" style:auto-text-indent="false"/>
    </style:style>
    <style:style style:name="T1"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me thoughts "Above and Beyond C++"</text:h>
      <text:p text:style-name="Standard"/>
      <text:p text:style-name="Standard">Dot Syntax, Polymorphism, type casting, coersion, overloading, etc.</text:p>
      <text:p text:style-name="Standard"/>
      <text:p text:style-name="Standard">I am currently working on inventing and implementing a reasonable Type Model system called, for want of a better name, the BEFE Software Library. <text:s/>As such, I'm faced with several questions, concepts, and issues, that don't seem to be properly modelled or addressed in any type system I've yet come across. <text:s/>So, I figure the time has come to start my own Model that encompasses C, C++, Java, Python, and just about everything else I happen to imagine at the time of writing.</text:p>
      <text:p text:style-name="Standard"/>
      <text:p text:style-name="Standard">For the sake of argument, and for explanatory purposes here, let's presume an "Above And Beyond C++" psuedo-language called ABC++. <text:s/>What I'm going to do here is present some working thoughts about what ABC++ is OTHER than just another software development language. <text:s/>As far as I'm concerned, a software language is a "throw away concept". <text:s/>What's more important than the Language is the Model in which the software specification and implemented. <text:s/>That seems to be a subtle but powerfully different approach than software has been approached in the past.</text:p>
      <text:p text:style-name="Standard"/>
      <text:p text:style-name="Standard">Sure, we've all heard of models, meta-models, UML, and other such like. <text:s/>But none of these are actually realised to the point that the software language doesn't matter. <text:s/>Because of this, we currently have to commit to a software language just to get anything done. <text:s/>Why??? And Grrr!!!</text:p>
      <text:p text:style-name="Standard"/>
      <text:p text:style-name="Standard">The syntax of this theoretical language is made up on the fly but once you see where I'm going with it you may forgive me – please???<text:line-break/><text:line-break/>This blog was started because I was arguing with myself about aspects of Polymorphism as implemented with software <text:s/>languages currntly on the market and their stilted and limited implementations of it. <text:s/>By "stilted" I mean to say they haven't really been thoroughly implemented or, perhaps, even thoroughly and cleanly thought through.</text:p>
      <text:p text:style-name="Standard"/>
      <text:p text:style-name="Standard">So, let's start back at the basics. <text:s/>"What is inheritance for?"</text:p>
      <text:p text:style-name="Standard"/>
      <text:p text:style-name="Standard">In my mind, inheritance is for one MAIN thing and one thing only: Ease and reuse of specification. <text:s/>Multiple inheritance, at least as implemented, is way too messy to be of any practical use since it gets in the way much more than the problem it was trying to solve to begin with.</text:p>
      <text:p text:style-name="Standard"/>
      <text:h text:style-name="Heading_20_1" text:outline-level="1">Dot Syntax</text:h>
      <text:p text:style-name="Standard"/>
      <text:p text:style-name="Standard">I suppose I should start here. <text:s/>One of the biggest problems I see with C/C++ was the introduction of, and misuse of, pointers to begin with.</text:p>
      <text:p text:style-name="Standard"/>
      <text:p text:style-name="Standard">...</text:p>
      <text:p text:style-name="Standard"/>
      <text:h text:style-name="Heading_20_1" text:outline-level="1">Polymorphism, Morphing and Auto-Morphing (casting)</text:h>
      <text:p text:style-name="Standard"/>
      <text:p text:style-name="Standard">Polymorphism. <text:s/>C++ implements this with virtual class/struct functions or methods. <text:s/>Okay fine, but that, when used hand and hand with casting overrides, is an implementation mechanism used to perform only part of what can be modelled more simply and clearly...</text:p>
      <text:p text:style-name="Standard"><text:soft-page-break/></text:p>
      <text:p text:style-name="Standard">Let's say that for each Type, we compare a typical C++ type specifications and compare it with some psuedo-C++ that would be much more useful...</text:p>
      <text:p text:style-name="Standard"/>
      <text:p text:style-name="P2">typedef int Int32;</text:p>
      <text:p text:style-name="P2"/>
      <text:p text:style-name="P4">...versus...</text:p>
      <text:p text:style-name="Standard"/>
      <text:p text:style-name="P3">class Int32 : int {</text:p>
      <text:p text:style-name="P3"><text:s text:c="2"/>union {</text:p>
      <text:p text:style-name="P3"><text:s text:c="4"/>struct {</text:p>
      <text:p text:style-name="P3"><text:s text:c="6"/>unsigned int sign:1;</text:p>
      <text:p text:style-name="P3"><text:s text:c="6"/>unsigned int mantissa:31;</text:p>
      <text:p text:style-name="P3"><text:s text:c="4"/>};</text:p>
      <text:p text:style-name="P3"><text:s text:c="4"/>int value;</text:p>
      <text:p text:style-name="P3">};</text:p>
      <text:p text:style-name="Standard"/>
      <text:p text:style-name="Standard">Let's say C++ allowed this (which it does) AND it read the two declarations of the <text:span text:style-name="T1">Int32</text:span> type in the same manner (which it doesn't).<text:line-break/><text:line-break/>What you have in the first case is the typical C/C++ separation of primitive types from structured declarations. <text:s/>Personally, I don't see why they make the distinction. <text:s/>Perhaps it's because of lack of imagination, or perhaps it's because they figure "it's just too hard".<text:line-break/><text:line-break/>With the first declaration, the two types int and Int32 are "equivalent". <text:s/>This means, firstly that when it comes to overloading, they're indistinguishable. <text:s/>For instance, the function MyFunc(int) is NOT an overloa of MyFunc(Int32) as far as C or C++ is concerned.<text:line-break/><text:line-break/>Why not? <text:s/>I suppose it's because they're just plain lazy. <text:s/>As far as I'm concerned, they're two different types so what's the problem? <text:s/>I mean that clearly they're transparently castable when required but C++ has problems because it has stuck to the C standard of typedefs being separate from structs. <text:s/>Grrrr....</text:p>
      <text:p text:style-name="Standard">Now, let's take the second psuedo-C++ example and back off a bit...</text:p>
      <text:p text:style-name="Standard"/>
      <text:p text:style-name="Standard">If one modelled "primitive types" as meaning "a type that is intended to be handled explicitly as an atomic value by the target processor. <text:s/>So, things like <text:span text:style-name="T1">char</text:span> (meaning a single byte), <text:span text:style-name="T1">short</text:span>, <text:span text:style-name="T1">int</text:span>, <text:span text:style-name="T1">float</text:span>, and <text:span text:style-name="T1">double</text:span> clearly fall into this category.</text:p>
      <text:p text:style-name="Standard"/>
      <text:p text:style-name="Standard">Unfortunately, C++ doesn't really expose a structured model for these primitive types. <text:s/>Their approach is that they are atomic and unstructured.<text:line-break/><text:line-break/>But, if we took the approach that the only distinction between primitive types and their structured counterparts is that we have no control of the physical bit layout since that's inherant in the processor itself.</text:p>
      <text:p text:style-name="Standard"/>
      <text:h text:style-name="Heading_20_1" text:outline-level="1">Structure and Layout</text:h>
      <text:p text:style-name="Standard"/>
      <text:p text:style-name="Standard">Lets back off and make our model such that both the <text:span text:style-name="T1">Primitive</text:span> and <text:span text:style-name="T1">Type</text:span> types are the same thing except for the "uncontrollable bit layout" difference. <text:s/>With that in mind, they can easily be modelled.<text:line-break/><text:soft-page-break/><text:line-break/>Let's say each <text:span text:style-name="T1">Type</text:span> has is in the following structure...</text:p>
      <text:p text:style-name="Standard"/>
      <text:p text:style-name="P2">&lt;ST&gt; &lt;T&gt; {</text:p>
      <text:p text:style-name="P2"><text:s text:c="2"/>union {</text:p>
      <text:p text:style-name="P2"><text:s text:c="4"/>bit <text:s text:c="6"/>__value__[];</text:p>
      <text:p text:style-name="P2"><text:s text:c="4"/>struct {} __structure__;</text:p>
      <text:p text:style-name="P2"><text:s text:c="4"/>}</text:p>
      <text:p text:style-name="P2">};</text:p>
      <text:p text:style-name="P2"/>
      <text:p text:style-name="Standard">In this, we define <text:span text:style-name="T1">&lt;T&gt;</text:span> to be the type name, the optional <text:span text:style-name="T1">&lt;ST&gt;</text:span> to be its supertype name, and the dimensions of the <text:span text:style-name="T1">__value__</text:span> bit array is determined by the compiler or whatever.</text:p>
      <text:p text:style-name="Standard"/>
      <text:p text:style-name="Standard">In the case of type <text:span text:style-name="T1">Primitive</text:span> the contents of the <text:span text:style-name="T1">__value__</text:span> struct and its layout are pre-defined, but you could add members to the <text:span text:style-name="T1">__structure__</text:span> declaration to get at the parts you want according to the pre-defined layout. <text:s/>But, for type <text:span text:style-name="T1">Type</text:span> the contents are added to or amended by the declaration. <text:s/>Easy, no?<text:line-break/><text:line-break/>So, we could declare the following...</text:p>
      <text:p text:style-name="Standard"/>
      <text:p text:style-name="P2">int Int32 {</text:p>
      <text:p text:style-name="P2"><text:s text:c="2"/>bit sign[1];</text:p>
      <text:p text:style-name="P2"><text:s text:c="2"/>bit mantissa[31];</text:p>
      <text:p text:style-name="P2">};</text:p>
      <text:p text:style-name="P2"/>
      <text:p text:style-name="Standard">With this "Above and Beyond C++" or ABC++ syntax, the sign and mantissa members would be declarations in the <text:span text:style-name="T1">Int32</text:span> type's <text:span text:style-name="T1">__structure__</text:span> member. <text:s/>Whether these are in addition to the members declared in the <text:span text:style-name="T1">int</text:span> type or are a renaming of the existing ones is a different subject and won't be covered here.</text:p>
      <text:p text:style-name="Standard"/>
      <text:p text:style-name="Standard">So, what does all this falderal give us? <text:s/>Let's explore...<text:line-break/><text:line-break/>Firstly, it would let us do something like the following...</text:p>
      <text:p text:style-name="Standard"/>
      <text:p text:style-name="P2">Int32 myint;</text:p>
      <text:p text:style-name="P2">...</text:p>
      <text:p text:style-name="P2">if (myint.__structure__.sign) ...</text:p>
      <text:p text:style-name="P1">Okay, that's a bit wordy so we'll add some name resolution rules...</text:p>
      <text:p text:style-name="Standard"/>
      <text:p text:style-name="Standard">With "Dot Syntax" let's start with an example: "<text:span text:style-name="T1">&lt;instance&gt;.&lt;member&gt;</text:span>".</text:p>
      <text:p text:style-name="Standard"/>
      <text:p text:style-name="Standard">If <text:span text:style-name="T1">&lt;member&gt;</text:span> isn't <text:span text:style-name="T1">__value__</text:span> is is assumed to have "<text:span text:style-name="T1">__structure__.</text:span>" prepended to it. If it's "<text:span text:style-name="T1">__stucture__.</text:span>" when we'll take it as is.</text:p>
      <text:p text:style-name="Standard"/>
      <text:p text:style-name="Standard">This would allow us to do this...</text:p>
      <text:p text:style-name="Standard"/>
      <text:p text:style-name="P2">Int32 myint;</text:p>
      <text:p text:style-name="P2">...</text:p>
      <text:p text:style-name="P2">if (myint.sign) ...</text:p>
      <text:p text:style-name="P2"/>
      <text:p text:style-name="Standard">The <text:span text:style-name="T1">if</text:span> statement would then, simply be the equivalent of saying "<text:span text:style-name="T1">if (myint &lt; 0) ...</text:span>".</text:p>
      <text:p text:style-name="Standard"/>
      <text:p text:style-name="Standard"><text:soft-page-break/>On the surface, this appears as "syntactic sugar" and of little profound use. <text:s/>But wait, let us say we've defined that <text:span text:style-name="T1">NaN</text:span> for all signed integer values is indicated by <text:span text:style-name="T1">sign==1</text:span> and <text:span text:style-name="T1">mantissa==0,</text:span> whereas with unsigned integer values, it is indicated by s<text:span text:style-name="T1">ign==1</text:span> and <text:span text:style-name="T1">mantissa==-1</text:span>.</text:p>
      <text:p text:style-name="Standard"/>
      <text:p text:style-name="Standard">So, regardless of what size of integer you were processing, the following if statement would be the equivalent of a "is this <text:span text:style-name="T1">NaN</text:span>?" check...</text:p>
      <text:p text:style-name="Standard"/>
      <text:p text:style-name="P2">if (mySignedInt.sign &amp;&amp; mySignedInt.mantissa == 0) ...</text:p>
      <text:p text:style-name="P1"/>
      <text:p text:style-name="P1">...and...</text:p>
      <text:p text:style-name="P1"/>
      <text:p text:style-name="P2">if (myUnsignedIn.sign &amp;&amp; (myUnsignedInt.mantissa == -1)) ...</text:p>
      <text:p text:style-name="P1"/>
      <text:p text:style-name="Standard">Sort of cool, eh?</text:p>
      <text:p text:style-name="Standard"/>
      <text:p text:style-name="Standard">Add a little syntactic sugar, and we could end up with statements like...</text:p>
      <text:p text:style-name="Standard"/>
      <text:p text:style-name="P2">if (someInt == NaN) ...</text:p>
      <text:p text:style-name="Standard"/>
      <text:p text:style-name="Standard">In this case, we could make the appropate NaN substitution based on whether <text:span text:style-name="T1">someInt</text:span> was signed or not, right? <text:s/>Cool!</text:p>
      <text:p text:style-name="Standard"/>
      <text:p text:style-name="Standard">For a start, that's at least one teeny accomplishment. <text:s/>But, we'll keep on going from there...</text:p>
      <text:p text:style-name="Standard"/>
      <text:p text:style-name="Standard">Operator and Function Overloading</text:p>
      <text:p text:style-name="Standard"/>
      <text:p text:style-name="Standard">xxx</text:p>
      <text:p text:style-name="Standard"/>
      <text:p text:style-name="Standard">Name resolution (Namespace) Issues</text:p>
      <text:p text:style-name="Standard"/>
      <text:p text:style-name="Standard">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2M47S</meta:editing-duration>
    <meta:editing-cycles>6</meta:editing-cycles>
    <meta:generator>LibreOffice/3.5$Windows_x86 LibreOffice_project/235ab8a-3802056-4a8fed3-2d66ea8-e241b80</meta:generator>
    <dc:date>2012-07-27T11:33:34.10</dc:date>
    <meta:document-statistic meta:table-count="0" meta:image-count="0" meta:object-count="0" meta:page-count="4" meta:paragraph-count="69" meta:word-count="1234" meta:character-count="7396" meta:non-whitespace-character-count="6139"/>
    <meta:user-defined meta:name="Info 1"/>
    <meta:user-defined meta:name="Info 2"/>
    <meta:user-defined meta:name="Info 3"/>
    <meta:user-defined meta:name="Info 4"/>
  </office:meta>
</office:document-meta>
</file>